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text-properties officeooo:paragraph-rsid="000eaae4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style:style style:name="T2" style:family="text">
      <style:text-properties officeooo:rsid="000e77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a xlink:type="simple" xlink:href="https://discord.gg/wMHkN5Ye" office:target-frame-name="_blank" xlink:show="new" text:style-name="Internet_20_link" text:visited-style-name="Visited_20_Internet_20_Link"><text:span text:style-name="T1">https://discord.gg/wMHkN5Ye</text:span></text:a></text:p>
      <text:p text:style-name="Standard"/>
      <text:p text:style-name="Standard">[ 3.02519502e-06 -4.21331817e-06 -7.05334670e-01 <text:s/>7.08874463e-01]</text:p>
      <text:p text:style-name="Standard"/>
      <text:p text:style-name="Standard"/>
      <text:p text:style-name="Standard"/>
      <text:p text:style-name="Standard">[-3.37956047e-06 -4.22737445e-07 -7.06875319e-01 <text:s/>7.07338167e-01]</text:p>
      <text:p text:style-name="Standard"/>
      <text:p text:style-name="Standard"/>
      <text:p text:style-name="Standard"/>
      <text:p text:style-name="Standard">[-3.37993701e-06 -4.20872723e-07 -7.07269161e-01 <text:s/>7.06944364e-01</text:p>
      <text:p text:style-name="Standard"/>
      <text:p text:style-name="Standard"/>
      <text:p text:style-name="Standard"/>
      <text:p text:style-name="P2"><text:span text:style-name="T2">{</text:span>x: -4.12086701e-07, y: 4.98664365e-06, z: -7.07041298e-01, w: 7.07172259e-01}</text:p>
      <text:p text:style-name="Standard"/>
      <text:p text:style-name="Standard"/>
      <text:p text:style-name="Standard">[-4.12086701e-07 <text:s/>4.98664365e-06 -7.07041298e-01 <text:s/>7.07172259e-01]</text:p>
      <text:p text:style-name="Standard"/>
      <text:p text:style-name="Standard"/>
      <text:p text:style-name="Standard"/>
      <text:p text:style-name="Standard">________________________________________________________</text:p>
      <text:p text:style-name="Standard"/>
      <text:p text:style-name="Standard"/>
      <text:p text:style-name="Standard"/>
      <text:p text:style-name="P2"><text:span text:style-name="T2">{</text:span>x: -4.12086701e-07, y: 4.98664365e-06, z: -7.07041298e-01, w: 7.07172259e-01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23:09:00.569077858</meta:creation-date>
    <meta:editing-duration>PT11M52S</meta:editing-duration>
    <meta:editing-cycles>3</meta:editing-cycles>
    <meta:generator>LibreOffice/6.0.7.3$Linux_X86_64 LibreOffice_project/00m0$Build-3</meta:generator>
    <dc:date>2022-02-10T12:54:26.034769240</dc:date>
    <meta:document-statistic meta:table-count="0" meta:image-count="0" meta:object-count="0" meta:page-count="1" meta:paragraph-count="8" meta:word-count="35" meta:character-count="498" meta:non-whitespace-character-count="466"/>
  </office:meta>
</office:document-meta>
</file>